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4cm"/>
    </style:style>
    <style:style style:name="co2" style:family="table-column">
      <style:table-column-properties fo:break-before="auto" style:column-width="13.1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937cm" fo:break-before="auto" style:use-optimal-row-height="false"/>
    </style:style>
    <style:style style:name="ro3" style:family="table-row">
      <style:table-row-properties style:row-height="1.147cm" fo:break-before="auto" style:use-optimal-row-height="false"/>
    </style:style>
    <style:style style:name="ro4" style:family="table-row">
      <style:table-row-properties style:row-height="2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3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6"/>
        <table:table-column table:style-name="co3" table:default-cell-style-name="ce8"/>
        <table:table-column table:style-name="co4" table:number-columns-repeated="9" table:default-cell-style-name="ce6"/>
        <table:table-column table:style-name="co4" table:number-columns-repeated="1012" table:default-cell-style-name="Default"/>
        <table:table-row table:style-name="ro1">
          <table:table-cell table:style-name="ce11" office:value-type="string" calcext:value-type="string">
            <text:p>Date</text:p>
          </table:table-cell>
          <table:table-cell table:style-name="ce15" office:value-type="string" calcext:value-type="string">
            <text:p>Désignation</text:p>
          </table:table-cell>
          <table:table-cell table:style-name="ce15" office:value-type="string" calcext:value-type="string">
            <text:p>Hébergement</text:p>
          </table:table-cell>
          <table:table-cell table:style-name="ce4" table:number-columns-repeated="9"/>
          <table:table-cell table:style-name="ce9" table:number-columns-repeated="1012"/>
        </table:table-row>
        <table:table-row table:style-name="ro2">
          <table:table-cell table:style-name="ce12" office:value-type="date" office:date-value="2024-12-05" calcext:value-type="date">
            <text:p>jeudi 5 décembre 2024</text:p>
          </table:table-cell>
          <table:table-cell table:style-name="ce16" office:value-type="string" calcext:value-type="string">
            <text:p>07h30 Gwen</text:p>
            <text:p>08h51 La Baule Escoublac (81,60€)</text:p>
            <text:p>15h50 Lille Europe</text:p>
            <text:p>16h09 Lille Flandres (12€)</text:p>
            <text:p>18h23 Anvers</text:p>
            <text:p>Nicoleta : Schoytestraat 70, 2000 Antwerpen, Belgium</text:p>
          </table:table-cell>
          <table:table-cell table:style-name="ce19" office:value-type="string" calcext:value-type="string">
            <text:p>Nicolet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2]+1" office:value-type="date" office:date-value="2024-12-06" calcext:value-type="date">
            <text:p>vendredi 6 décembre 2024</text:p>
          </table:table-cell>
          <table:table-cell table:style-name="ce17" office:value-type="string" calcext:value-type="string">
            <text:p>12h KMSKA</text:p>
          </table:table-cell>
          <table:table-cell table:style-name="ce19" office:value-type="string" calcext:value-type="string">
            <text:p>Nicoletta</text:p>
          </table:table-cell>
          <table:table-cell table:number-columns-repeated="1021"/>
        </table:table-row>
        <table:table-row table:style-name="ro3">
          <table:table-cell table:style-name="ce12" table:formula="of:=[.A3]+1" office:value-type="date" office:date-value="2024-12-07" calcext:value-type="date">
            <text:p>samedi 7 décembre 2024</text:p>
          </table:table-cell>
          <table:table-cell table:style-name="ce16" office:value-type="string" calcext:value-type="string">
            <text:p>Anvers/Amsterdam Zuid/9h44→11h54/retour 17h05→19h16</text:p>
            <text:p>13h Van Gogh museum/vive les impressionnistes</text:p>
          </table:table-cell>
          <table:table-cell table:style-name="ce19" office:value-type="string" calcext:value-type="string">
            <text:p>Nicolet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4]+1" office:value-type="date" office:date-value="2024-12-08" calcext:value-type="date">
            <text:p>dimanche 8 décembre 2024</text:p>
          </table:table-cell>
          <table:table-cell table:style-name="ce17" office:value-type="string" calcext:value-type="string">
            <text:p>Cathédrale ND</text:p>
          </table:table-cell>
          <table:table-cell table:style-name="ce19" office:value-type="string" calcext:value-type="string">
            <text:p>Nicoletta</text:p>
          </table:table-cell>
          <table:table-cell table:number-columns-repeated="1021"/>
        </table:table-row>
        <table:table-row table:style-name="ro3">
          <table:table-cell table:style-name="ce12" table:formula="of:=[.A5]+1" office:value-type="date" office:date-value="2024-12-09" calcext:value-type="date">
            <text:p>lundi 9 décembre 2024</text:p>
          </table:table-cell>
          <table:table-cell table:style-name="ce16" office:value-type="string" calcext:value-type="string">
            <text:p>Maison VVG : 224 Lange Beeldekensstraat</text:p>
            <text:p>Académie des beaux arts : 35 Blindestraat</text:p>
          </table:table-cell>
          <table:table-cell table:style-name="ce19" office:value-type="string" calcext:value-type="string">
            <text:p>Nicoletta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4">
          <table:table-cell table:style-name="ce12" table:formula="of:=[.A6]+1" office:value-type="date" office:date-value="2024-12-10" calcext:value-type="date">
            <text:p>mardi 10 décembre 2024</text:p>
          </table:table-cell>
          <table:table-cell table:style-name="ce16" office:value-type="string" calcext:value-type="string">
            <text:p>9h36 Anvers (correspondances : Courtrai et Moucron) (12€)</text:p>
            <text:p>12h09 Lille Flandres</text:p>
            <text:p>13h12 Lille Flandres (21,50€)</text:p>
            <text:p>14h14 Paris Nord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>
          <table:table-cell table:style-name="ce13" table:formula="of:=[.A7]+1" office:value-type="date" office:date-value="2024-12-11" calcext:value-type="date">
            <text:p>mercredi 11 décembre 2024</text:p>
          </table:table-cell>
          <table:table-cell table:style-name="ce17" office:value-type="string" calcext:value-type="string">
            <text:p>Maison du Dr Gachet 01.30.36.81.27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8]+1" office:value-type="date" office:date-value="2024-12-12" calcext:value-type="date">
            <text:p>jeudi 12 décembre 2024</text:p>
          </table:table-cell>
          <table:table-cell table:style-name="ce17" office:value-type="string" calcext:value-type="string">
            <text:p>Caillebotte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9]+1" office:value-type="date" office:date-value="2024-12-13" calcext:value-type="date">
            <text:p>vendredi 13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0]+1" office:value-type="date" office:date-value="2024-12-14" calcext:value-type="date">
            <text:p>samedi 14 décembre 2024</text:p>
          </table:table-cell>
          <table:table-cell table:style-name="ce17" office:value-type="string" calcext:value-type="string">
            <text:p>12h Bruno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1">
          <table:table-cell table:style-name="ce13" table:formula="of:=[.A11]+1" office:value-type="date" office:date-value="2024-12-15" calcext:value-type="date">
            <text:p>dimanche 15 décembre 2024</text:p>
          </table:table-cell>
          <table:table-cell table:style-name="ce17" office:value-type="string" calcext:value-type="string">
            <text:p>Chemin des peintres</text:p>
          </table:table-cell>
          <table:table-cell table:style-name="ce19" office:value-type="string" calcext:value-type="string">
            <text:p>Michel Jabot</text:p>
          </table:table-cell>
          <table:table-cell table:number-columns-repeated="1021"/>
        </table:table-row>
        <table:table-row table:style-name="ro3">
          <table:table-cell table:style-name="ce12" table:formula="of:=[.A12]+1" office:value-type="date" office:date-value="2024-12-16" calcext:value-type="date">
            <text:p>lundi 16 décembre 2024</text:p>
          </table:table-cell>
          <table:table-cell table:style-name="ce16" office:value-type="string" calcext:value-type="string">
            <text:p>Montmartre :</text:p>
            <text:p>Théo : 25 rue Laval, 54 rue Lepic – Père Tanguy : 14 rue Clauzel</text:p>
          </table:table-cell>
          <table:table-cell table:style-name="ce19" office:value-type="string" calcext:value-type="string">
            <text:p>Michel Jabot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3">
          <table:table-cell table:style-name="ce12" table:formula="of:=[.A13]+1" office:value-type="date" office:date-value="2024-12-17" calcext:value-type="date">
            <text:p>mardi 17 décembre 2024</text:p>
          </table:table-cell>
          <table:table-cell table:style-name="ce16" office:value-type="string" calcext:value-type="string">
            <text:p>12h52 Paris Monparnasse (33€)</text:p>
            <text:p>15h49 La Baule Escoublac</text:p>
          </table:table-cell>
          <table:table-cell table:style-name="ce19" office:value-type="string" calcext:value-type="string">
            <text:p>St Molf</text:p>
          </table:table-cell>
          <table:table-cell table:style-name="ce5" table:number-columns-repeated="9"/>
          <table:table-cell table:style-name="ce10"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à Anvers et Auvers-sur-Oise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09:11:11.015984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2T14:15:36.999603537</meta:creation-date>
    <dc:date>2024-12-04T10:04:27.473113435</dc:date>
    <meta:editing-duration>PT4H55M23S</meta:editing-duration>
    <meta:editing-cycles>11</meta:editing-cycles>
    <meta:generator>LibreOffice/6.4.7.2$Linux_X86_64 LibreOffice_project/40$Build-2</meta:generator>
    <meta:print-date>2024-12-04T09:55:48.899579607</meta:print-date>
    <meta:document-statistic meta:table-count="1" meta:cell-count="42" meta:object-count="0"/>
  </office:meta>
</office:document-meta>
</file>